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32pt" officeooo:paragraph-rsid="00129c71" style:font-size-asian="28pt" style:font-size-complex="32pt"/>
    </style:style>
    <style:style style:name="T1" style:family="text">
      <style:text-properties officeooo:rsid="00129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ANT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2T20:49:39</meta:creation-date>
    <dc:date>2012-10-02T20:50:21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3.6$MacOSX_x86 LibreOffice_project/e29a214-2bbed72-0621de6-a97528c-8f066d</meta:generator>
  </office:meta>
</office:document-meta>
</file>